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2.24pt solid #000000" fo:border-right="0.74pt solid #000000" fo:border-top="2.24pt solid #000000"/>
    </style:style>
    <style:style style:name="ce2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3" style:family="table-cell" style:parent-style-name="Default">
      <style:table-cell-properties fo:border-bottom="2.24pt solid #000000" fo:border-left="2.24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8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9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gr1" style:family="graphic" style:parent-style-name="Default">
      <style:graphic-properties draw:stroke="none" svg:stroke-color="#ff4000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472in" svg:height="1.9551in" svg:x="0in" svg:y="3.022in">
            <draw:object draw:notify-on-update-of-ranges="Sheet1.B3:Sheet1.B3 Sheet1.B4:Sheet1.B11 Sheet1.C3:Sheet1.C3 Sheet1.C4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.4799in" svg:height="1.9594in" svg:x="3.6567in" svg:y="3.022in">
            <draw:object draw:notify-on-update-of-ranges="Sheet1.F3:Sheet1.F3 Sheet1.F4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3.6134in" svg:height="2.0378in" svg:x="7.3661in" svg:y="3.0087in">
            <draw:object draw:notify-on-update-of-ranges="Sheet1.I3:Sheet1.I3 Sheet1.I4:Sheet1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ce5"/>
        <table:table-column table:style-name="co1" table:default-cell-style-name="ce8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CB</text:p>
          </table:table-cell>
          <table:table-cell table:style-name="ce4" table:number-columns-repeated="2"/>
          <table:table-cell table:style-name="ce4" office:value-type="string" calcext:value-type="string">
            <text:p>Cr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Hloubka</text:p>
          </table:table-cell>
          <table:table-cell office:value-type="string" calcext:value-type="string">
            <text:p>PSNR</text:p>
          </table:table-cell>
          <table:table-cell/>
          <table:table-cell office:value-type="string" calcext:value-type="string">
            <text:p>Hloubka</text:p>
          </table:table-cell>
          <table:table-cell office:value-type="string" calcext:value-type="string">
            <text:p>PSNR</text:p>
          </table:table-cell>
          <table:table-cell/>
          <table:table-cell office:value-type="string" calcext:value-type="string">
            <text:p>Hloubka</text:p>
          </table:table-cell>
          <table:table-cell office:value-type="string" calcext:value-type="string">
            <text:p>PSN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.93" calcext:value-type="float">
            <text:p>55.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89" calcext:value-type="float">
            <text:p>55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.91" calcext:value-type="float">
            <text:p>55.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9.89" calcext:value-type="float">
            <text:p>49.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91" calcext:value-type="float">
            <text:p>49.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1" calcext:value-type="float">
            <text:p>43.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92" calcext:value-type="float">
            <text:p>43.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.03" calcext:value-type="float">
            <text:p>38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.47" calcext:value-type="float">
            <text:p>37.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.68" calcext:value-type="float">
            <text:p>31.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.87" calcext:value-type="float">
            <text:p>31.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.99" calcext:value-type="float">
            <text:p>25.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24" calcext:value-type="float">
            <text:p>24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.18" calcext:value-type="float">
            <text:p>20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17" calcext:value-type="float">
            <text:p>18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13.72" calcext:value-type="float">
            <text:p>13.7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float" office:value="16.37" calcext:value-type="float">
            <text:p>16.37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9" office:value-type="float" office:value="11.42" calcext:value-type="float">
            <text:p>1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21:47:31.144000000</meta:creation-date>
    <dc:date>2024-05-04T22:15:55.499000000</dc:date>
    <meta:editing-duration>PT5M23S</meta:editing-duration>
    <meta:editing-cycles>1</meta:editing-cycles>
    <meta:document-statistic meta:table-count="1" meta:cell-count="57" meta:object-count="3"/>
    <meta:generator>LibreOffice/24.2.1.2$Windows_X86_64 LibreOffice_project/db4def46b0453cc22e2d0305797cf981b68ef5ac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2cm" svg:height="4.967cm" xlink:href=".." xlink:type="simple" chart:class="chart:line" chart:style-name="ch1">
        <chart:legend chart:legend-position="end" svg:x="6.523cm" svg:y="2.184cm" style:legend-expansion="high" chart:style-name="ch2"/>
        <chart:plot-area chart:style-name="ch3" table:cell-range-address="Sheet1.B3:Sheet1.C11" chart:data-source-has-labels="both" svg:x="0.176cm" svg:y="0.099cm" svg:width="6.171cm" svg:height="4.769cm">
          <chart:coordinate-region svg:x="0.797cm" svg:y="0.298cm" svg:width="5.456cm" svg:height="3.923cm"/>
          <chart:axis chart:dimension="x" chart:name="primary-x" chart:style-name="ch4" chartooo:axis-type="auto">
            <chartooo:date-scale/>
            <chart:categories table:cell-range-address="Sheet1.B4:Sheet1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" chart:label-cell-address="Sheet1.C3:Sheet1.C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N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1</svg:desc>
                </draw:g>
              </table:table-cell>
              <table:table-cell office:value-type="float" office:value="55.93">
                <text:p>55.93</text:p>
                <draw:g>
                  <svg:desc>Sheet1.C4:Sheet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91">
                <text:p>37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72">
                <text:p>13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4cm" svg:height="4.978cm" xlink:href=".." xlink:type="simple" chart:class="chart:line" chart:style-name="ch1">
        <chart:legend chart:legend-position="end" svg:x="6.543cm" svg:y="2.19cm" style:legend-expansion="high" chart:style-name="ch2"/>
        <chart:plot-area chart:style-name="ch3" table:cell-range-address="Sheet1.F3:Sheet1.F11" chart:data-source-has-labels="row" svg:x="0.176cm" svg:y="0.099cm" svg:width="6.191cm" svg:height="4.78cm">
          <chart:coordinate-region svg:x="0.797cm" svg:y="0.298cm" svg:width="5.476cm" svg:height="3.9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1" chart:label-cell-address="Sheet1.F3:Sheet1.F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NR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9">
                <text:p>55.89</text:p>
                <draw:g>
                  <svg:desc>Sheet1.F4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37">
                <text:p>16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79cm" svg:height="5.177cm" xlink:href=".." xlink:type="simple" chart:class="chart:line" chart:style-name="ch1">
        <chart:legend chart:legend-position="end" svg:x="6.882cm" svg:y="2.289cm" style:legend-expansion="high" chart:style-name="ch2"/>
        <chart:plot-area chart:style-name="ch3" table:cell-range-address="Sheet1.I3:Sheet1.I11" chart:data-source-has-labels="row" svg:x="0.183cm" svg:y="0.103cm" svg:width="6.516cm" svg:height="4.971cm">
          <chart:coordinate-region svg:x="0.804cm" svg:y="0.302cm" svg:width="5.801cm" svg:height="4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1" chart:label-cell-address="Sheet1.I3:Sheet1.I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NR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91">
                <text:p>55.91</text:p>
                <draw:g>
                  <svg:desc>Sheet1.I4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47">
                <text:p>37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2">
                <text:p>11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